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Mukti Narrow" svg:font-family="'Mukti Narrow'" style:font-pitch="variable"/>
    <style:font-face style:name="Mukti Narrow1" svg:font-family="'Mukti Narrow'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656cm"/>
    </style:style>
    <style:style style:name="gr2" style:family="graphic" style:parent-style-name="standard">
      <style:graphic-properties draw:stroke="none" svg:stroke-color="#000000" draw:fill="none" draw:fill-color="#ffffff" fo:min-height="3.556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style:font-name="Mukti Narrow1" fo:font-size="80pt" fo:font-weight="bold" style:font-size-asian="18pt" style:font-size-complex="18pt"/>
    </style:style>
    <style:style style:name="P3" style:family="paragraph">
      <style:text-properties fo:font-size="80pt" style:font-size-asian="18pt" style:font-size-complex="18pt"/>
    </style:style>
    <style:style style:name="T1" style:family="text">
      <style:text-properties style:font-name="Mukti Narrow1" fo:font-size="80pt" fo:font-weight="bold" style:font-size-asian="18pt" style:font-size-complex="18pt"/>
    </style:style>
    <style:style style:name="T2" style:family="text">
      <style:text-properties fo:font-size="8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2cm" svg:height="4.997cm" svg:x="1cm" svg:y="1.031cm">
          <draw:text-box>
            <text:p text:style-name="P1"><text:span text:style-name="T1">toRINEX</text:span></text:p>
          </draw:text-box>
        </draw:frame>
        <draw:frame draw:style-name="gr2" draw:text-style-name="P3" draw:layer="layout" svg:width="2.032cm" svg:height="3.806cm" svg:x="10.906cm" svg:y="4.46cm">
          <draw:text-box>
            <text:p><text:span text:style-name="T2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Mukti Narrow" svg:font-family="'Mukti Narrow'" style:font-pitch="variable"/>
    <style:font-face style:name="Mukti Narrow1" svg:font-family="'Mukti Narrow'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5T13:49:52.572646627</meta:creation-date>
    <dc:date>2020-07-15T18:16:46.514622568</dc:date>
    <meta:editing-duration>P0D</meta:editing-duration>
    <meta:editing-cycles>2</meta:editing-cycles>
    <meta:generator>LibreOffice/4.2.8.2$Linux_X86_64 LibreOffice_project/420m0$Build-2</meta:generator>
    <meta:document-statistic meta:object-count="2"/>
  </office:meta>
</office:document-meta>
</file>